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text-position="0% 100%" style:font-name="Liberation Serif" fo:font-style="normal" officeooo:rsid="001fa011" officeooo:paragraph-rsid="001fa011" style:font-name-asian="Noto Sans CJK SC Regular" style:font-style-asian="normal" style:font-name-complex="FreeSans" style:font-style-complex="normal"/>
    </style:style>
    <style:style style:name="P2" style:family="paragraph" style:parent-style-name="Standard">
      <style:paragraph-properties fo:line-height="150%" fo:text-align="justify" style:justify-single-word="false"/>
      <style:text-properties style:text-position="0% 100%" style:font-name="Liberation Serif" fo:font-style="normal" officeooo:rsid="00208b51" officeooo:paragraph-rsid="00208b51" style:font-name-asian="Noto Sans CJK SC Regular" style:font-style-asian="normal" style:font-name-complex="FreeSans" style:font-style-complex="normal"/>
    </style:style>
    <style:style style:name="P3" style:family="paragraph" style:parent-style-name="Standard">
      <style:paragraph-properties fo:line-height="150%" fo:text-align="justify" style:justify-single-word="false"/>
      <style:text-properties style:text-position="0% 100%" style:font-name="Liberation Serif" fo:font-style="normal" officeooo:rsid="0022035d" officeooo:paragraph-rsid="00208b51" style:font-name-asian="Noto Sans CJK SC Regular" style:font-style-asian="normal" style:font-name-complex="FreeSans" style:font-style-complex="normal"/>
    </style:style>
    <style:style style:name="P4" style:family="paragraph" style:parent-style-name="Standard">
      <style:paragraph-properties fo:line-height="150%" fo:text-align="justify" style:justify-single-word="false"/>
      <style:text-properties style:text-position="0% 100%" style:font-name="Liberation Serif" fo:font-style="normal" officeooo:rsid="0022035d" officeooo:paragraph-rsid="0022035d" style:font-name-asian="Noto Sans CJK SC Regular" style:font-style-asian="normal" style:font-name-complex="FreeSans" style:font-style-complex="normal"/>
    </style:style>
    <style:style style:name="P5" style:family="paragraph" style:parent-style-name="Standard">
      <style:paragraph-properties fo:line-height="150%" fo:text-align="justify" style:justify-single-word="false"/>
      <style:text-properties style:text-position="0% 100%" style:font-name="Liberation Serif" fo:font-style="normal" officeooo:rsid="0024e415" officeooo:paragraph-rsid="0024e415" style:font-name-asian="Noto Sans CJK SC Regular" style:font-style-asian="normal" style:font-name-complex="FreeSans" style:font-style-complex="normal"/>
    </style:style>
    <style:style style:name="P6" style:family="paragraph" style:parent-style-name="Standard">
      <style:paragraph-properties fo:line-height="150%" fo:text-align="justify" style:justify-single-word="false"/>
      <style:text-properties style:text-position="0% 100%" style:font-name="Liberation Serif" fo:font-style="normal" officeooo:rsid="0026bc09" officeooo:paragraph-rsid="0026bc09" style:font-name-asian="Noto Sans CJK SC Regular" style:font-style-asian="normal" style:font-name-complex="FreeSans" style:font-style-complex="normal"/>
    </style:style>
    <style:style style:name="P7" style:family="paragraph" style:parent-style-name="Standard">
      <style:paragraph-properties fo:line-height="150%" fo:text-align="justify" style:justify-single-word="false"/>
      <style:text-properties style:text-position="0% 100%" style:font-name="Liberation Serif" fo:font-style="italic" style:text-underline-style="solid" style:text-underline-width="auto" style:text-underline-color="font-color" officeooo:rsid="001fa011" officeooo:paragraph-rsid="001fa011" style:font-name-asian="Noto Sans CJK SC Regular" style:font-style-asian="italic" style:font-name-complex="FreeSans" style:font-style-complex="italic"/>
    </style:style>
    <style:style style:name="P8" style:family="paragraph" style:parent-style-name="Standard">
      <style:paragraph-properties fo:line-height="150%" fo:text-align="justify" style:justify-single-word="false"/>
      <style:text-properties style:text-position="0% 100%" style:font-name="Liberation Serif" fo:font-style="italic" style:text-underline-style="solid" style:text-underline-width="auto" style:text-underline-color="font-color" officeooo:rsid="0022035d" officeooo:paragraph-rsid="0022035d" style:font-name-asian="Noto Sans CJK SC Regular" style:font-style-asian="italic" style:font-name-complex="FreeSans" style:font-style-complex="italic"/>
    </style:style>
    <style:style style:name="P9" style:family="paragraph" style:parent-style-name="Standard">
      <style:paragraph-properties fo:line-height="150%" fo:text-align="justify" style:justify-single-word="false"/>
      <style:text-properties officeooo:paragraph-rsid="001fa011"/>
    </style:style>
    <style:style style:name="P10" style:family="paragraph" style:parent-style-name="Standard">
      <style:paragraph-properties fo:line-height="150%" fo:text-align="justify" style:justify-single-word="false"/>
      <style:text-properties officeooo:rsid="00208b51" officeooo:paragraph-rsid="00208b51"/>
    </style:style>
    <style:style style:name="P11" style:family="paragraph" style:parent-style-name="Standard">
      <style:paragraph-properties fo:margin-left="0.4925in" fo:margin-right="0in" fo:line-height="150%" fo:text-align="justify" style:justify-single-word="false" fo:text-indent="0in" style:auto-text-indent="false"/>
      <style:text-properties style:text-position="0% 100%" style:font-name="Liberation Serif" fo:font-style="normal" officeooo:rsid="0024e415" officeooo:paragraph-rsid="0024e415" style:font-name-asian="Noto Sans CJK SC Regular" style:font-style-asian="normal" style:font-name-complex="FreeSans" style:font-style-complex="normal"/>
    </style:style>
    <style:style style:name="P12" style:family="paragraph" style:parent-style-name="Standard">
      <style:paragraph-properties fo:margin-left="0.4925in" fo:margin-right="0in" fo:line-height="150%" fo:text-align="justify" style:justify-single-word="false" fo:text-indent="0in" style:auto-text-indent="false"/>
      <style:text-properties style:text-position="0% 100%" style:font-name="Liberation Serif" fo:font-style="normal" officeooo:rsid="0026bc09" officeooo:paragraph-rsid="0026bc09" style:font-name-asian="Noto Sans CJK SC Regular" style:font-style-asian="normal" style:font-name-complex="FreeSans" style:font-style-complex="normal"/>
    </style:style>
    <style:style style:name="P13" style:family="paragraph" style:parent-style-name="Standard">
      <style:paragraph-properties fo:margin-left="0.4925in" fo:margin-right="0in" fo:line-height="150%" fo:text-align="justify" style:justify-single-word="false" fo:text-indent="0in" style:auto-text-indent="false"/>
      <style:text-properties officeooo:rsid="001fa011" officeooo:paragraph-rsid="001fa011"/>
    </style:style>
    <style:style style:name="P14" style:family="paragraph" style:parent-style-name="Standard">
      <style:paragraph-properties fo:margin-left="0.4925in" fo:margin-right="0in" fo:line-height="150%" fo:text-align="justify" style:justify-single-word="false" fo:text-indent="0in" style:auto-text-indent="false"/>
      <style:text-properties officeooo:paragraph-rsid="001fa011"/>
    </style:style>
    <style:style style:name="P15" style:family="paragraph" style:parent-style-name="Standard">
      <style:paragraph-properties fo:margin-left="0.4925in" fo:margin-right="0in" fo:line-height="150%" fo:text-align="justify" style:justify-single-word="false" fo:text-indent="0in" style:auto-text-indent="false"/>
      <style:text-properties officeooo:rsid="0022035d" officeooo:paragraph-rsid="0022035d"/>
    </style:style>
    <style:style style:name="P16" style:family="paragraph" style:parent-style-name="Standard" style:master-page-name="">
      <style:paragraph-properties fo:margin-left="0.4925in" fo:margin-right="0in" fo:line-height="150%" fo:text-align="justify" style:justify-single-word="false" fo:keep-together="always" fo:orphans="0" fo:widows="0" fo:text-indent="0in" style:auto-text-indent="false" style:page-number="auto" fo:keep-with-next="always"/>
      <style:text-properties officeooo:rsid="0024e415" officeooo:paragraph-rsid="0026bc09"/>
    </style:style>
    <style:style style:name="P17" style:family="paragraph" style:parent-style-name="Standard">
      <style:paragraph-properties fo:margin-left="0.4925in" fo:margin-right="0in" fo:line-height="150%" fo:text-align="justify" style:justify-single-word="false" fo:keep-together="always" fo:orphans="0" fo:widows="0" fo:text-indent="0in" style:auto-text-indent="false" fo:keep-with-next="always"/>
      <style:text-properties style:text-position="0% 100%" style:font-name="Liberation Serif" fo:font-style="normal" officeooo:rsid="0024e415" officeooo:paragraph-rsid="0024e415" style:font-name-asian="Noto Sans CJK SC Regular" style:font-style-asian="normal" style:font-name-complex="FreeSans" style:font-style-complex="normal"/>
    </style:style>
    <style:style style:name="P18" style:family="paragraph" style:parent-style-name="Standard">
      <style:paragraph-properties fo:margin-left="0.4925in" fo:margin-right="0in" fo:line-height="150%" fo:text-align="justify" style:justify-single-word="false" fo:keep-together="always" fo:orphans="0" fo:widows="0" fo:text-indent="0in" style:auto-text-indent="false" fo:keep-with-next="always"/>
      <style:text-properties officeooo:rsid="0024e415" officeooo:paragraph-rsid="0026bc09"/>
    </style:style>
    <style:style style:name="P19" style:family="paragraph" style:parent-style-name="Standard" style:master-page-name="">
      <style:paragraph-properties fo:margin-left="0.4925in" fo:margin-right="0in" fo:line-height="150%" fo:text-align="justify" style:justify-single-word="false" fo:keep-together="always" fo:orphans="0" fo:widows="0" fo:text-indent="0in" style:auto-text-indent="false" style:page-number="auto" fo:keep-with-next="always"/>
      <style:text-properties style:text-position="0% 100%" style:font-name="Liberation Serif" fo:font-style="normal" officeooo:rsid="0024e415" officeooo:paragraph-rsid="0024e415" style:font-name-asian="Noto Sans CJK SC Regular" style:font-style-asian="normal" style:font-name-complex="FreeSans" style:font-style-complex="normal"/>
    </style:style>
    <style:style style:name="P20" style:family="paragraph" style:parent-style-name="Standard" style:master-page-name="">
      <style:paragraph-properties fo:margin-left="0.4925in" fo:margin-right="0in" fo:line-height="150%" fo:text-align="justify" style:justify-single-word="false" fo:keep-together="always" fo:orphans="0" fo:widows="0" fo:text-indent="0in" style:auto-text-indent="false" style:page-number="auto" fo:keep-with-next="always"/>
      <style:text-properties style:text-position="0% 100%" style:font-name="Liberation Serif" fo:font-style="normal" officeooo:rsid="0024e415" officeooo:paragraph-rsid="0024e415" style:font-name-asian="Noto Sans CJK SC Regular" style:font-style-asian="normal" style:font-name-complex="FreeSans" style:font-style-complex="normal"/>
    </style:style>
    <style:style style:name="P21" style:family="paragraph" style:parent-style-name="Standard" style:master-page-name="">
      <style:paragraph-properties fo:line-height="150%" fo:text-align="justify" style:justify-single-word="false" fo:keep-together="always" fo:orphans="0" fo:widows="0" style:page-number="auto" fo:keep-with-next="always"/>
      <style:text-properties officeooo:rsid="0024e415" officeooo:paragraph-rsid="0024e415"/>
    </style:style>
    <style:style style:name="P22" style:family="paragraph" style:parent-style-name="Standard" style:master-page-name="">
      <style:paragraph-properties fo:line-height="150%" fo:text-align="justify" style:justify-single-word="false" fo:keep-together="always" fo:orphans="0" fo:widows="0" style:page-number="auto" fo:keep-with-next="always"/>
      <style:text-properties officeooo:rsid="0024e415" officeooo:paragraph-rsid="0026bc09"/>
    </style:style>
    <style:style style:name="P23" style:family="paragraph" style:parent-style-name="Standard" style:master-page-name="">
      <style:paragraph-properties fo:line-height="150%" fo:text-align="justify" style:justify-single-word="false" fo:keep-together="always" fo:orphans="0" fo:widows="0" style:page-number="auto" fo:keep-with-next="always"/>
      <style:text-properties fo:font-style="italic" style:text-underline-style="solid" style:text-underline-width="auto" style:text-underline-color="font-color" officeooo:rsid="0024e415" officeooo:paragraph-rsid="0026bc09" style:font-style-asian="italic" style:font-style-complex="italic"/>
    </style:style>
    <style:style style:name="P24" style:family="paragraph" style:parent-style-name="Standard" style:master-page-name="">
      <style:paragraph-properties fo:line-height="150%" fo:text-align="justify" style:justify-single-word="false" style:page-number="auto"/>
      <style:text-properties fo:font-weight="bold" officeooo:rsid="00208b51" officeooo:paragraph-rsid="00208b51" style:font-weight-asian="bold" style:font-weight-complex="bold"/>
    </style:style>
    <style:style style:name="P25" style:family="paragraph" style:parent-style-name="Standard">
      <style:paragraph-properties fo:line-height="150%" fo:text-align="justify" style:justify-single-word="false" fo:keep-together="always" fo:orphans="0" fo:widows="0" fo:keep-with-next="always"/>
      <style:text-properties style:text-position="0% 100%" style:font-name="Liberation Serif" fo:font-style="normal" officeooo:rsid="0024e415" officeooo:paragraph-rsid="0024e415" style:font-name-asian="Noto Sans CJK SC Regular" style:font-style-asian="normal" style:font-name-complex="FreeSans" style:font-style-complex="normal"/>
    </style:style>
    <style:style style:name="P26" style:family="paragraph" style:parent-style-name="Standard">
      <style:paragraph-properties fo:line-height="150%" fo:text-align="justify" style:justify-single-word="false" fo:keep-together="always" fo:orphans="0" fo:widows="0" fo:keep-with-next="always"/>
      <style:text-properties style:text-position="0% 100%" style:font-name="Liberation Serif" fo:font-style="normal" officeooo:rsid="0024e415" officeooo:paragraph-rsid="0026bc09" style:font-name-asian="Noto Sans CJK SC Regular" style:font-style-asian="normal" style:font-name-complex="FreeSans" style:font-style-complex="normal"/>
    </style:style>
    <style:style style:name="P27" style:family="paragraph" style:parent-style-name="Standard" style:master-page-name="">
      <style:paragraph-properties fo:line-height="150%" fo:text-align="justify" style:justify-single-word="false" fo:keep-together="always" fo:orphans="0" fo:widows="0" style:page-number="auto" fo:keep-with-next="always"/>
      <style:text-properties style:text-position="0% 100%" style:font-name="Liberation Serif" fo:font-style="italic" style:text-underline-style="solid" style:text-underline-width="auto" style:text-underline-color="font-color" officeooo:rsid="0024e415" officeooo:paragraph-rsid="0024e415" style:font-name-asian="Noto Sans CJK SC Regular" style:font-style-asian="italic" style:font-name-complex="FreeSans" style:font-style-complex="italic"/>
    </style:style>
    <style:style style:name="P28" style:family="paragraph" style:parent-style-name="Standard" style:master-page-name="">
      <style:paragraph-properties fo:line-height="150%" fo:text-align="justify" style:justify-single-word="false" fo:keep-together="always" fo:orphans="0" fo:widows="0" style:page-number="auto" fo:keep-with-next="always"/>
      <style:text-properties style:text-position="0% 100%" style:font-name="Liberation Serif" fo:font-style="normal" officeooo:rsid="0024e415" officeooo:paragraph-rsid="0024e415" style:font-name-asian="Noto Sans CJK SC Regular" style:font-style-asian="normal" style:font-name-complex="FreeSans" style:font-style-complex="normal"/>
    </style:style>
    <style:style style:name="P29" style:family="paragraph" style:parent-style-name="Standard" style:master-page-name="">
      <style:paragraph-properties fo:line-height="150%" fo:text-align="justify" style:justify-single-word="false" fo:keep-together="always" fo:orphans="0" fo:widows="0" style:page-number="auto" fo:keep-with-next="always"/>
      <style:text-properties style:text-position="0% 100%" style:font-name="Liberation Serif" fo:font-style="normal" officeooo:rsid="0024e415" officeooo:paragraph-rsid="0024e415" style:font-name-asian="Noto Sans CJK SC Regular" style:font-style-asian="normal" style:font-name-complex="FreeSans" style:font-style-complex="normal"/>
    </style:style>
    <style:style style:name="P30" style:family="paragraph" style:parent-style-name="Standard" style:master-page-name="">
      <style:paragraph-properties fo:line-height="150%" fo:text-align="justify" style:justify-single-word="false" fo:keep-together="always" fo:orphans="0" fo:widows="0" style:page-number="auto" fo:keep-with-next="always"/>
      <style:text-properties style:text-position="0% 100%" style:font-name="Liberation Serif" fo:font-style="normal" officeooo:rsid="0024e415" officeooo:paragraph-rsid="0024e415" style:font-name-asian="Noto Sans CJK SC Regular" style:font-style-asian="normal" style:font-name-complex="FreeSans" style:font-style-complex="normal"/>
    </style:style>
    <style:style style:name="P31" style:family="paragraph" style:parent-style-name="Standard" style:master-page-name="">
      <style:paragraph-properties fo:line-height="150%" fo:text-align="justify" style:justify-single-word="false" fo:keep-together="always" fo:orphans="0" fo:widows="0" style:page-number="auto" fo:keep-with-next="always"/>
      <style:text-properties style:text-position="0% 100%" style:font-name="Liberation Serif" fo:font-style="normal" officeooo:rsid="0024e415" officeooo:paragraph-rsid="0026bc09" style:font-name-asian="Noto Sans CJK SC Regular" style:font-style-asian="normal" style:font-name-complex="FreeSans" style:font-style-complex="normal"/>
    </style:style>
    <style:style style:name="P32" style:family="paragraph" style:parent-style-name="Standard" style:master-page-name="">
      <style:paragraph-properties fo:line-height="150%" fo:text-align="justify" style:justify-single-word="false" fo:keep-together="always" fo:orphans="0" fo:widows="0" style:page-number="auto" fo:keep-with-next="always"/>
      <style:text-properties style:text-position="0% 100%" style:font-name="Liberation Serif" fo:font-style="normal" officeooo:rsid="0024e415" officeooo:paragraph-rsid="0026bc09" style:font-name-asian="Noto Sans CJK SC Regular" style:font-style-asian="normal" style:font-name-complex="FreeSans" style:font-style-complex="normal"/>
    </style:style>
    <style:style style:name="T1" style:family="text">
      <style:text-properties officeooo:rsid="001f57f9"/>
    </style:style>
    <style:style style:name="T2" style:family="text">
      <style:text-properties style:font-name="Liberation Serif1" officeooo:rsid="001f57f9" style:font-name-asian="Liberation Serif1" style:font-name-complex="Liberation Serif1"/>
    </style:style>
    <style:style style:name="T3" style:family="text">
      <style:text-properties style:font-name="Liberation Serif" officeooo:rsid="001f57f9" style:font-name-asian="Noto Sans CJK SC Regular" style:font-name-complex="FreeSans"/>
    </style:style>
    <style:style style:name="T4" style:family="text">
      <style:text-properties style:font-name="Liberation Serif" fo:font-style="italic" officeooo:rsid="001f57f9" style:font-name-asian="Noto Sans CJK SC Regular" style:font-style-asian="italic" style:font-name-complex="FreeSans" style:font-style-complex="italic"/>
    </style:style>
    <style:style style:name="T5" style:family="text">
      <style:text-properties style:font-name="Liberation Serif" fo:font-style="normal" officeooo:rsid="001f57f9" style:font-name-asian="Noto Sans CJK SC Regular" style:font-style-asian="normal" style:font-name-complex="FreeSans" style:font-style-complex="normal"/>
    </style:style>
    <style:style style:name="T6" style:family="text">
      <style:text-properties style:font-name="Liberation Serif" fo:font-style="normal" officeooo:rsid="001fa011" style:font-name-asian="Noto Sans CJK SC Regular" style:font-style-asian="normal" style:font-name-complex="FreeSans" style:font-style-complex="normal"/>
    </style:style>
    <style:style style:name="T7" style:family="text">
      <style:text-properties style:font-name="Liberation Serif" fo:font-style="normal" fo:font-weight="normal" officeooo:rsid="001f57f9" style:font-name-asian="Noto Sans CJK SC Regular" style:font-style-asian="normal" style:font-weight-asian="normal" style:font-name-complex="FreeSans" style:font-style-complex="normal" style:font-weight-complex="normal"/>
    </style:style>
    <style:style style:name="T8" style:family="text">
      <style:text-properties style:text-position="sub 58%" style:font-name="Liberation Serif" fo:font-style="normal" style:font-name-asian="Noto Sans CJK SC Regular" style:font-style-asian="normal" style:font-name-complex="FreeSans" style:font-style-complex="normal"/>
    </style:style>
    <style:style style:name="T9" style:family="text">
      <style:text-properties style:text-position="sub 58%" style:font-name="Liberation Serif" fo:font-style="normal" officeooo:rsid="001f57f9" style:font-name-asian="Noto Sans CJK SC Regular" style:font-style-asian="normal" style:font-name-complex="FreeSans" style:font-style-complex="normal"/>
    </style:style>
    <style:style style:name="T10" style:family="text">
      <style:text-properties style:text-position="sub 58%" style:font-name="Liberation Serif" fo:font-style="normal" officeooo:rsid="001fa011" style:font-name-asian="Noto Sans CJK SC Regular" style:font-style-asian="normal" style:font-name-complex="FreeSans" style:font-style-complex="normal"/>
    </style:style>
    <style:style style:name="T11" style:family="text">
      <style:text-properties style:text-position="sub 58%" officeooo:rsid="001fa011"/>
    </style:style>
    <style:style style:name="T12" style:family="text">
      <style:text-properties style:font-name="Arial" fo:font-style="normal" officeooo:rsid="001fa011" style:font-name-asian="Noto Sans CJK SC Regular" style:font-style-asian="normal" style:font-name-complex="FreeSans" style:font-style-complex="normal"/>
    </style:style>
    <style:style style:name="T13" style:family="text">
      <style:text-properties style:text-position="0% 100%" style:font-name="Arial" fo:font-style="normal" officeooo:rsid="001fa011" style:font-name-asian="Noto Sans CJK SC Regular" style:font-style-asian="normal" style:font-name-complex="FreeSans" style:font-style-complex="normal"/>
    </style:style>
    <style:style style:name="T14" style:family="text">
      <style:text-properties style:text-position="0% 100%" style:font-name="Liberation Serif" fo:font-style="normal" style:font-name-asian="Noto Sans CJK SC Regular" style:font-style-asian="normal" style:font-name-complex="FreeSans" style:font-style-complex="normal"/>
    </style:style>
    <style:style style:name="T15" style:family="text">
      <style:text-properties style:text-position="0% 100%" style:font-name="Liberation Serif" fo:font-style="normal" officeooo:rsid="001fa011" style:font-name-asian="Noto Sans CJK SC Regular" style:font-style-asian="normal" style:font-name-complex="FreeSans" style:font-style-complex="normal"/>
    </style:style>
    <style:style style:name="T16" style:family="text">
      <style:text-properties style:text-position="0% 100%" style:font-name="Liberation Serif" fo:font-style="normal" officeooo:rsid="00208b51" style:font-name-asian="Noto Sans CJK SC Regular" style:font-style-asian="normal" style:font-name-complex="FreeSans" style:font-style-complex="normal"/>
    </style:style>
    <style:style style:name="T17" style:family="text">
      <style:text-properties style:text-position="0% 100%" style:font-name="Liberation Serif" fo:font-style="normal" officeooo:rsid="0022035d" style:font-name-asian="Noto Sans CJK SC Regular" style:font-style-asian="normal" style:font-name-complex="FreeSans" style:font-style-complex="normal"/>
    </style:style>
    <style:style style:name="T18" style:family="text">
      <style:text-properties style:text-position="0% 100%" style:font-name="Liberation Serif" fo:font-style="normal" officeooo:rsid="0026bc09" style:font-name-asian="Noto Sans CJK SC Regular" style:font-style-asian="normal" style:font-name-complex="FreeSans" style:font-style-complex="normal"/>
    </style:style>
    <style:style style:name="T19" style:family="text">
      <style:text-properties style:text-position="0% 100%" style:font-name="Liberation Serif" fo:font-style="normal" officeooo:rsid="0026fffb" style:font-name-asian="Noto Sans CJK SC Regular" style:font-style-asian="normal" style:font-name-complex="FreeSans" style:font-style-complex="normal"/>
    </style:style>
    <style:style style:name="T20" style:family="text">
      <style:text-properties style:text-position="0% 100%" style:font-name="Liberation Serif" style:font-name-asian="Noto Sans CJK SC Regular" style:font-name-complex="FreeSans"/>
    </style:style>
    <style:style style:name="T21" style:family="text">
      <style:text-properties style:text-position="0% 100%" style:font-name="Liberation Serif" officeooo:rsid="0026bc09" style:font-name-asian="Noto Sans CJK SC Regular" style:font-name-complex="FreeSans"/>
    </style:style>
    <style:style style:name="T22" style:family="text">
      <style:text-properties style:text-position="0% 100%" style:font-name="Liberation Serif1" fo:font-style="normal" officeooo:rsid="0022035d" style:font-name-asian="Liberation Serif1" style:font-style-asian="normal" style:font-name-complex="Liberation Serif1" style:font-style-complex="normal"/>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Καταμερισμοί</text:p>
      <text:p text:style-name="P9">Έ<text:span text:style-name="T1">στω σύνολο S το οποίο περιέχει N στοιχεία, και k φυσικός αριθμός με 1</text:span><text:span text:style-name="T2">≤</text:span><text:span text:style-name="T3">k≤N. Καλούμε </text:span><text:span text:style-name="T4">καταμερισμό τάξης k</text:span><text:span text:style-name="T5"> του συνόλου S οποιαδήποτε ομάδα S, S</text:span><text:span text:style-name="T9">1</text:span><text:span text:style-name="T5">, S</text:span><text:span text:style-name="T9">2</text:span><text:span text:style-name="T5">, S</text:span><text:span text:style-name="T9">3</text:span><text:span text:style-name="T5">,… S</text:span><text:span text:style-name="T9">k</text:span><text:span text:style-name="T5">, k ξένων μετ</text:span><text:span text:style-name="T7">αξύ τους υπο</text:span><text:span text:style-name="T5">συνόλων του S, όπου S</text:span><text:span text:style-name="T9">1</text:span><text:span text:style-name="T6"> </text:span><text:span text:style-name="T12">U</text:span><text:span text:style-name="T6"> </text:span><text:span text:style-name="T5">S</text:span><text:span text:style-name="T9">2</text:span><text:span text:style-name="T13"> </text:span><text:span text:style-name="T12">U </text:span><text:span text:style-name="T5">S</text:span><text:span text:style-name="T9">3</text:span><text:span text:style-name="T5">…</text:span><text:span text:style-name="T6"> </text:span><text:span text:style-name="T12">U </text:span><text:span text:style-name="T5">S</text:span><text:span text:style-name="T9">k</text:span><text:span text:style-name="T15"> = S</text:span></text:p>
      <text:p text:style-name="P1"/>
      <text:p text:style-name="P7">Παράδειγμα 1</text:p>
      <text:p text:style-name="P1">Έστω σύνολο S = { A, B, C, D, E, F, G }</text:p>
      <text:p text:style-name="P1">Τα σύνολα:</text:p>
      <text:p text:style-name="P13"><text:span text:style-name="T14">S</text:span><text:span text:style-name="T8">1</text:span><text:span text:style-name="T14"> = { A, B, C }</text:span></text:p>
      <text:p text:style-name="P13"><text:span text:style-name="T14">S</text:span><text:span text:style-name="T8">2</text:span><text:span text:style-name="T14"> = { D, E }</text:span></text:p>
      <text:p text:style-name="P14">S<text:span text:style-name="T10">3</text:span> = { F, G }</text:p>
      <text:p text:style-name="P1">αποτελούν καταμερισμό τάξης 3 του συνόλου S.</text:p>
      <text:p text:style-name="P1">Ένας άλλος καταμερισμός τάξης 3 του συνόλου S είναι:</text:p>
      <text:p text:style-name="P13"><text:span text:style-name="T14">S</text:span><text:span text:style-name="T8">1</text:span><text:span text:style-name="T14"> = { B</text:span><text:span text:style-name="T16">,</text:span><text:span text:style-name="T14"> D, E, G }</text:span></text:p>
      <text:p text:style-name="P13"><text:span text:style-name="T14">S</text:span><text:span text:style-name="T8">2</text:span><text:span text:style-name="T14"> = { A, C }</text:span></text:p>
      <text:p text:style-name="P13"><text:span text:style-name="T14">S</text:span><text:span text:style-name="T8">3</text:span><text:span text:style-name="T14"> = { F }</text:span></text:p>
      <text:p text:style-name="P1">ενώ ένας τρίτος καταμερισμός τάξης 3 του συνόλου S θα μπορούσε να είναι:</text:p>
      <text:p text:style-name="P13"><text:span text:style-name="T14">S</text:span><text:span text:style-name="T8">1</text:span><text:span text:style-name="T14"> = { </text:span><text:span text:style-name="T16">A, B, C, D</text:span><text:span text:style-name="T14"> }</text:span></text:p>
      <text:p text:style-name="P13"><text:span text:style-name="T14">S</text:span><text:span text:style-name="T8">2</text:span><text:span text:style-name="T14"> = { </text:span><text:span text:style-name="T16">E, F</text:span><text:span text:style-name="T14"> }</text:span></text:p>
      <text:p text:style-name="P13"><text:span text:style-name="T14">S</text:span><text:span text:style-name="T8">3</text:span><text:span text:style-name="T14"> = { </text:span><text:span text:style-name="T16">G</text:span><text:span text:style-name="T14"> }</text:span></text:p>
      <text:p text:style-name="P10"><text:span text:style-name="T14">Δύο διαφορετικοί καταμερισμοί ενός συνόλου ονομάζονται ισοδύναμοι αν και μόνο αν υπάρχει ένα προς ένα αντιστοιχία μεταξύ όλων των υποσυνόλων των δύο καταμερισμών, με τα αντιστοιχιζόμενα υποσύνολα να περιέχουν το ίδιο πλήθος στοιχείων, π.χ. οι δύο τελευταίοι καταμερισμοί του παραδείγματος 1 είναι ισοδύναμοι, καθώς τα υποσύνολα S</text:span><text:span text:style-name="T10">1</text:span><text:span text:style-name="T14">, S</text:span><text:span text:style-name="T10">2</text:span><text:span text:style-name="T14">, S</text:span><text:span text:style-name="T10">3</text:span><text:span text:style-name="T14"> των δύο καταμερισμών αντιστοιχίζονται ένα προς ένα και περιέχουν το ίδιο πλήθος στο</text:span><text:span text:style-name="T19">ιχ</text:span><text:span text:style-name="T14">είων.</text:span></text:p>
      <text:p text:style-name="P2"/>
      <text:p text:style-name="P2">Το ενδιαφέρον μας στρέφεται στο πλήθος όλων των μη ισοδυνάμων καταμερισμών (ΜΙΚ) οποιασδήποτε τάξης ενός συνόλου N στοιχείων συναρτήσει του N. Συμβολίζουμε, λοιπόν με [N] το πλήθος όλων των ΜΙΚ ενός συνόλου N στοιχείων και θα επιχειρήσουμε να υπολογίσουμε το πλήθος αυτό με όσο το δυνατόν απλούστερο τρόπο.</text:p>
      <text:p text:style-name="P2"/>
      <text:p text:style-name="P10"><text:span text:style-name="T14">Επειδή δεν μας ενδιαφέρουν τα </text:span><text:span text:style-name="T17">αυτά καθαυτά τα </text:span><text:span text:style-name="T14">στοιχεία </text:span><text:span text:style-name="T17">ούτε του αρχικού συνόλου, ούτε των υποσυνόλων των διαφόρων καταμερισμών, παρά μόνο το πλήθος αυτών, θα συμβολίζουμε τα στοιχεία </text:span><text:soft-page-break/><text:span text:style-name="T17">των συνόλων που χρησιμοποιούμε με το σύμβολο </text:span><text:span text:style-name="T22">●</text:span><text:span text:style-name="T17">, και όχι με γράμματα A, B, C, ή άλλα διακριτά στοιχεία όπως κάναμε στα προηγούμενα παραδείγματα.</text:span></text:p>
      <text:p text:style-name="P3"/>
      <text:p text:style-name="P8">Παράδειγμα 2</text:p>
      <text:p text:style-name="P4">Έστω σύνολο τεσσάρων στοιχείων S = { ●, ●, ●, ● }</text:p>
      <text:p text:style-name="P4">Να υπολογιστεί το πλήθος [4] όλων των ΜΙΚ οποιασδήποτε τάξης του S.</text:p>
      <text:p text:style-name="P4"/>
      <text:p text:style-name="P4">Οι καταμερισμοί του συγκεκριμένου συνόλου S μπορούν να είναι τάξης 1, 2, 3 και 4. Είναι προφανές ότι το πλήθος όλων των ΜΙΚ του S είναι το άθροισμα των ΜΙΚ τάξης 1, συν τους ΜΙΚ τάξης 2, συν τους ΜΙΚ τάξης 3, συν τους ΜΙΚ τάξης 4.</text:p>
      <text:p text:style-name="P4"/>
      <text:p text:style-name="P4">Συμβολίζουμε με [N:k] το πλήθος των ΜΙΚ τάξης k ενός συνόλου N στοιχείων. Για οποιοδήποτε πλήθος στοιχείων N&gt;0 ισχύουν προφανώς οι σχέσεις:</text:p>
      <text:p text:style-name="P15"><text:span text:style-name="T14">(i) [N] = </text:span><text:span text:style-name="T14"><draw:frame draw:style-name="fr1" draw:name="Object1" text:anchor-type="as-char" svg:y="-0.2807in" svg:width="0.6783in" svg:height="0.4484in" draw:z-index="0"><draw:object xlink:href="./Object 1" xlink:type="simple" xlink:show="embed" xlink:actuate="onLoad"/><draw:image xlink:href="./ObjectReplacements/Object 1" xlink:type="simple" xlink:show="embed" xlink:actuate="onLoad"/></draw:frame></text:span></text:p>
      <text:p text:style-name="P11">(ii) [N:1] = 1</text:p>
      <text:p text:style-name="P11">(iii) [N:N] = 1</text:p>
      <text:p text:style-name="P5"/>
      <text:p text:style-name="P5">Πράγματι, η πρώτη σχέση (i) σημαίνει ότι το πλήθος όλων των ΜΙΚ οποιασδήποτε τάξης ενός συνόλου N στοιχείων είναι το άθροισμα των ΜΙΚ τάξεων 1 έως N του συνόλου αυτού.</text:p>
      <text:p text:style-name="P5"/>
      <text:p text:style-name="P5">Στο παράδειγμα 2 του συνόλου τεσσάρων (4) στοιχείων η σχέση (i) γίνεται:</text:p>
      <text:p text:style-name="P5"/>
      <text:p text:style-name="P11">(iv) [4] = [4:1] + [4:2] + [4:3] + [4:4]</text:p>
      <text:p text:style-name="P5"/>
      <text:p text:style-name="P5">Βάσει των σχέσεων (ii) και (iii) η σχέση (iv) γίνεται:</text:p>
      <text:p text:style-name="P5"/>
      <text:p text:style-name="P11">(v) [4] = 1 + [4:2] + [4:3] + 1</text:p>
      <text:p text:style-name="P5"/>
      <text:p text:style-name="P5">Επομένως για να υπολογίσουμε το πλήθος [4] αρκεί να υπολογίσουμε τα [4:2] και [4:3].</text:p>
      <text:p text:style-name="P5"/>
      <text:p text:style-name="P27"><text:soft-page-break/>Υπολογισμός [4:2]</text:p>
      <text:p text:style-name="P28">Ζητάμε τους ΜΙΚ των τεσσάρων στοιχείων σε δύο ομάδες:</text:p>
      <text:p text:style-name="P28"/>
      <text:p text:style-name="P19">K<text:span text:style-name="T11">1</text:span> = { ● } { ●, ●, ● }</text:p>
      <text:p text:style-name="P19">K<text:span text:style-name="T11">2</text:span> = { ●, ● } { ●, ● }</text:p>
      <text:p text:style-name="P28"/>
      <text:p text:style-name="P21"><text:span text:style-name="T14">Είναι μάλλον προφανές ότι </text:span><text:span text:style-name="T18">δεν υπάρχουν </text:span><text:span text:style-name="T14">άλλοι καταμερισμοί των τεσσ</text:span><text:span text:style-name="T18">άρ</text:span><text:span text:style-name="T14">ων στοιχείων σε δύο ομάδες, επομένως:</text:span></text:p>
      <text:p text:style-name="P25"/>
      <text:p text:style-name="P17">(vi) [4:2] = 2</text:p>
      <text:p text:style-name="P25"/>
      <text:p text:style-name="P23"><text:span text:style-name="T20">Υπολογισμός [4:</text:span><text:span text:style-name="T21">3</text:span><text:span text:style-name="T20">]</text:span></text:p>
      <text:p text:style-name="P22"><text:span text:style-name="T14">Ζητάμε τους ΜΙΚ των τεσσάρων στοιχείων σε </text:span><text:span text:style-name="T18">τρεις </text:span><text:span text:style-name="T14">ομάδες:</text:span></text:p>
      <text:p text:style-name="P31"/>
      <text:p text:style-name="P16"><text:span text:style-name="T14">K</text:span><text:span text:style-name="T10">1</text:span><text:span text:style-name="T14"> = { ● } { ●</text:span><text:span text:style-name="T18"> } { </text:span><text:span text:style-name="T14">●, ● }</text:span></text:p>
      <text:p text:style-name="P31"/>
      <text:p text:style-name="P22"><text:span text:style-name="T18">Και πάλι είναι φανερό</text:span><text:span text:style-name="T14"> ότι </text:span><text:span text:style-name="T18">δεν υπάρχουν </text:span><text:span text:style-name="T14">άλλοι καταμερισμοί των τεσσ</text:span><text:span text:style-name="T18">άρ</text:span><text:span text:style-name="T14">ων στοιχείων σε </text:span><text:span text:style-name="T18">τρεις </text:span><text:span text:style-name="T14">ομάδες, επομένως:</text:span></text:p>
      <text:p text:style-name="P26"/>
      <text:p text:style-name="P18"><text:span text:style-name="T14">(v</text:span><text:span text:style-name="T18">ii</text:span><text:span text:style-name="T14">) [4:</text:span><text:span text:style-name="T18">3</text:span><text:span text:style-name="T14">] = </text:span><text:span text:style-name="T18">1</text:span></text:p>
      <text:p text:style-name="P26"/>
      <text:p text:style-name="P6">Από τις σχέσεις (v), (vi) και (vii) προκύπτει:</text:p>
      <text:p text:style-name="P6"/>
      <text:p text:style-name="P12">[4] = 1 + 2 + 1 + 1 = 5</text:p>
      <text:p text:style-name="P6"/>
      <text:p text:style-name="P6">πράγμα που σημαίνει ότι οι όλοι ΜΙΚ οποιασδήποτε τάξης των τεσσάρων στοιχείων είναι πέντ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Παναγιώτης Παπαδόπουλος</meta:initial-creator>
    <meta:creation-date>2021-01-24T15:31:32.924925296</meta:creation-date>
    <dc:date>2021-01-24T16:41:27.262852450</dc:date>
    <dc:creator>Παναγιώτης Παπαδόπουλος</dc:creator>
    <meta:editing-duration>PT9M54S</meta:editing-duration>
    <meta:editing-cycles>3</meta:editing-cycles>
    <meta:generator>LibreOffice/5.1.6.2$Linux_X86_64 LibreOffice_project/10m0$Build-2</meta:generator>
    <meta:document-statistic meta:table-count="0" meta:image-count="0" meta:object-count="1" meta:page-count="3" meta:paragraph-count="48" meta:word-count="629" meta:character-count="3244" meta:non-whitespace-character-count="2662"/>
  </office:meta>
</office:document-meta>
</file>

<file path=Object 1/content.xml><?xml version="1.0" encoding="utf-8"?>
<math xmlns="http://www.w3.org/1998/Math/MathML" display="block">
  <semantics>
    <mrow>
      <munderover>
        <mo stretchy="false">∑</mo>
        <mrow>
          <mi>i</mi>
          <mo stretchy="false">=</mo>
          <mn>1</mn>
        </mrow>
        <mi>N</mi>
      </munderover>
      <mrow>
        <mo fence="true" stretchy="false">[</mo>
        <mrow>
          <mrow>
            <mi>N</mi>
            <mi mathvariant="normal">:</mi>
            <mi>i</mi>
          </mrow>
        </mrow>
        <mo fence="true" stretchy="false">]</mo>
      </mrow>
    </mrow>
    <annotation encoding="StarMath 5.0">sum from{i=1} to{N} [N:i] </annotation>
  </semantics>
</math>
</file>